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bfdd" officeooo:paragraph-rsid="0005bf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Story : Menceritakan kehidupan di kota Probolinggo (Kawasan Kedopok)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0T22:57:16.675000000</meta:creation-date>
    <dc:date>2021-01-10T23:08:29.122000000</dc:date>
    <meta:editing-duration>PT1M2S</meta:editing-duration>
    <meta:editing-cycles>1</meta:editing-cycles>
    <meta:document-statistic meta:table-count="0" meta:image-count="0" meta:object-count="0" meta:page-count="1" meta:paragraph-count="1" meta:word-count="9" meta:character-count="72" meta:non-whitespace-character-count="64"/>
    <meta:generator>LibreOffice/6.4.7.2$Windows_X86_64 LibreOffice_project/639b8ac485750d5696d7590a72ef1b496725cfb5</meta:generator>
  </office:meta>
</office:document-meta>
</file>